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textarea-vertical-align="middle"/>
    </style:style>
    <style:style style:name="gr2" style:family="graphic" style:parent-style-name="standard">
      <style:graphic-properties draw:textarea-horizontal-align="justify" draw:textarea-vertical-align="middle" draw:auto-grow-height="false" fo:min-height="0cm" fo:min-width="0cm" fo:wrap-option="no-wrap"/>
    </style:style>
    <style:style style:name="gr3" style:family="graphic" style:parent-style-name="standard">
      <style:graphic-properties draw:textarea-horizontal-align="justify" draw:textarea-vertical-align="middle" draw:auto-grow-height="false" fo:min-height="0cm" fo:min-width="0cm"/>
    </style:style>
    <style:style style:name="gr4" style:family="graphic" style:parent-style-name="objectwithoutfill">
      <style:graphic-properties draw:fill="none" draw:textarea-vertical-align="middle"/>
    </style:style>
    <style:style style:name="gr5" style:family="graphic" style:parent-style-name="objectwithoutfill">
      <style:graphic-properties draw:marker-end="Arrow" draw:marker-end-width="0.3cm" draw:fill="none" draw:textarea-vertical-align="middle"/>
    </style:style>
    <style:style style:name="gr6" style:family="graphic" style:parent-style-name="objectwithoutfill">
      <style:graphic-properties draw:stroke="dash" draw:stroke-dash="Fine_20_Dashed" draw:fill="none" draw:textarea-vertical-align="middle"/>
    </style:style>
    <style:style style:name="gr7"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8" style:family="graphic" style:parent-style-name="standard">
      <style:graphic-properties draw:stroke="none" svg:stroke-color="#000000" draw:fill="none" draw:fill-color="#ffffff" draw:textarea-horizontal-align="left" draw:auto-grow-height="true" draw:auto-grow-width="true" fo:min-height="0.374cm" fo:min-width="0cm"/>
    </style:style>
    <style:style style:name="gr9" style:family="graphic" style:parent-style-name="standard">
      <style:graphic-properties draw:stroke="none" svg:stroke-color="#000000" draw:fill="none" draw:fill-color="#ffffff" draw:textarea-horizontal-align="left" draw:auto-grow-height="true" draw:auto-grow-width="false" fo:min-height="0.871cm" fo:min-width="1.57cm"/>
    </style:style>
    <style:style style:name="P1" style:family="paragraph">
      <style:paragraph-properties fo:text-align="center"/>
    </style:style>
    <style:style style:name="P2" style:family="paragraph">
      <style:paragraph-properties fo:text-align="center"/>
      <style:text-properties fo:font-size="14pt" style:font-size-asian="14pt" style:font-size-complex="14pt"/>
    </style:style>
    <style:style style:name="P3" style:family="paragraph">
      <style:paragraph-properties fo:text-align="center"/>
      <style:text-properties fo:font-size="12pt" style:font-size-asian="12pt" style:font-size-complex="12pt"/>
    </style:style>
    <style:style style:name="P4" style:family="paragraph">
      <style:text-properties fo:font-size="12pt" style:font-size-asian="12pt" style:font-size-complex="12pt"/>
    </style:style>
    <style:style style:name="P5" style:family="paragraph">
      <style:text-properties fo:font-size="10pt" style:font-size-asian="10pt" style:font-size-complex="10pt"/>
    </style:style>
    <style:style style:name="T1" style:family="text">
      <style:text-properties fo:font-size="14pt" style:font-size-asian="14pt" style:font-size-complex="14pt"/>
    </style:style>
    <style:style style:name="T2" style:family="text">
      <style:text-properties fo:font-size="12pt" style:font-size-asian="12pt" style:font-size-complex="12pt"/>
    </style:style>
    <style:style style:name="T3" style:family="text">
      <style:text-properties fo:font-size="10pt" style:font-size-asian="10pt"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1" draw:layer="layout" svg:width="3.8cm" svg:height="2.6cm" svg:x="9.7cm" svg:y="4.8cm">
          <text:p text:style-name="P1">Raspberry</text:p>
          <text:p text:style-name="P1">(server)</text:p>
        </draw:rect>
        <draw:custom-shape draw:style-name="gr2" draw:text-style-name="P1" draw:layer="layout" svg:width="4.6cm" svg:height="3.6cm" svg:x="9.6cm" svg:y="9cm">
          <text:p text:style-name="P1">Wl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 draw:text-style-name="P2" draw:layer="layout" svg:width="3.3cm" svg:height="3.3cm" svg:x="16.4cm" svg:y="5.2cm">
          <text:p text:style-name="P1"><text:span text:style-name="T1">Computer</text:span></text:p>
          <text:p text:style-name="P1"><text:span text:style-name="T1">(conver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2" draw:layer="layout" svg:width="2.8cm" svg:height="1.4cm" svg:x="1.4cm" svg:y="11.8cm">
          <text:p text:style-name="P1"><text:span text:style-name="T1">Tablet</text:span></text:p>
          <text:p text:style-name="P1"><text:span text:style-name="T1">Brows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2" draw:layer="layout" svg:width="2.9cm" svg:height="1.4cm" svg:x="3cm" svg:y="13.7cm">
          <text:p text:style-name="P1"><text:span text:style-name="T1">Ipad</text:span></text:p>
          <text:p text:style-name="P1"><text:span text:style-name="T1">Brows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2" draw:layer="layout" svg:width="2.9cm" svg:height="1.4cm" svg:x="12.1cm" svg:y="13.6cm">
          <text:p text:style-name="P1"><text:span text:style-name="T1">Laptop</text:span></text:p>
          <text:p text:style-name="P1"><text:span text:style-name="T1">Brows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 draw:text-style-name="P1" draw:layer="layout" svg:x1="9.7cm" svg:y1="11.6cm" svg:x2="5.9cm" svg:y2="13.8cm">
          <text:p/>
        </draw:line>
        <draw:line draw:style-name="gr4" draw:text-style-name="P1" draw:layer="layout" svg:x1="10.5cm" svg:y1="12.2cm" svg:x2="7cm" svg:y2="15.3cm">
          <text:p/>
        </draw:line>
        <draw:line draw:style-name="gr4" draw:text-style-name="P1" draw:layer="layout" svg:x1="12.4cm" svg:y1="12.4cm" svg:x2="13.6cm" svg:y2="13.6cm">
          <text:p/>
        </draw:line>
        <draw:line draw:style-name="gr4" draw:text-style-name="P1" draw:layer="layout" svg:x1="11.1cm" svg:y1="7.4cm" svg:x2="11.1cm" svg:y2="9.4cm">
          <text:p/>
        </draw:line>
        <draw:line draw:style-name="gr4" draw:text-style-name="P1" draw:layer="layout" svg:x1="3.7cm" svg:y1="4.8cm" svg:x2="5.3cm" svg:y2="4.8cm">
          <text:p/>
        </draw:line>
        <draw:custom-shape draw:style-name="gr3" draw:text-style-name="P3" draw:layer="layout" svg:width="1.4cm" svg:height="1cm" svg:x="2.25cm" svg:y="4.325cm">
          <text:p text:style-name="P1"><text:span text:style-name="T2">GP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3" draw:layer="layout" svg:width="1.5cm" svg:height="0.9cm" svg:x="2.2cm" svg:y="9.5cm">
          <text:p text:style-name="P1"><text:span text:style-name="T2">GP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3" draw:layer="layout" svg:width="3.1cm" svg:height="1.2cm" svg:x="1.244cm" svg:y="6.211cm">
          <text:p text:style-name="P1"><text:span text:style-name="T2">AIS receiv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3" draw:layer="layout" svg:width="2cm" svg:height="1cm" svg:x="5.3cm" svg:y="4.3cm">
          <text:p text:style-name="P1"><text:span text:style-name="T2">Ser-USB</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3" draw:layer="layout" svg:width="2cm" svg:height="1cm" svg:x="5.3cm" svg:y="6.4cm">
          <text:p text:style-name="P1"><text:span text:style-name="T2">Ser-USB</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3" draw:layer="layout" svg:width="2cm" svg:height="1cm" svg:x="5.4cm" svg:y="9.4cm">
          <text:p text:style-name="P1"><text:span text:style-name="T2">USB-B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 draw:text-style-name="P1" draw:layer="layout" svg:x1="8cm" svg:y1="4.8cm" svg:x2="8cm" svg:y2="9.9cm">
          <text:p/>
        </draw:line>
        <draw:line draw:style-name="gr4" draw:text-style-name="P1" draw:layer="layout" svg:x1="7.3cm" svg:y1="4.8cm" svg:x2="8cm" svg:y2="4.8cm">
          <text:p/>
        </draw:line>
        <draw:line draw:style-name="gr4" draw:text-style-name="P1" draw:layer="layout" svg:x1="4.3cm" svg:y1="6.9cm" svg:x2="5.3cm" svg:y2="6.9cm">
          <text:p/>
        </draw:line>
        <draw:line draw:style-name="gr4" draw:text-style-name="P1" draw:layer="layout" svg:x1="7.3cm" svg:y1="6.9cm" svg:x2="8cm" svg:y2="6.9cm">
          <text:p/>
        </draw:line>
        <draw:line draw:style-name="gr4" draw:text-style-name="P1" draw:layer="layout" svg:x1="7.4cm" svg:y1="9.9cm" svg:x2="8cm" svg:y2="9.9cm">
          <text:p/>
        </draw:line>
        <draw:line draw:style-name="gr4" draw:text-style-name="P1" draw:layer="layout" svg:x1="3.7cm" svg:y1="9.9cm" svg:x2="5.4cm" svg:y2="9.9cm">
          <text:p/>
        </draw:line>
        <draw:line draw:style-name="gr4" draw:text-style-name="P1" draw:layer="layout" svg:x1="8cm" svg:y1="6.3cm" svg:x2="9.7cm" svg:y2="6.3cm">
          <text:p/>
        </draw:line>
        <draw:custom-shape draw:style-name="gr3" draw:text-style-name="P3" draw:layer="layout" svg:width="1.8cm" svg:height="1.8cm" svg:x="10.6cm" svg:y="2.1cm">
          <text:p text:style-name="P1"><text:span text:style-name="T2">SD car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 draw:text-style-name="P1" draw:layer="layout" svg:x1="11.5cm" svg:y1="3.9cm" svg:x2="11.5cm" svg:y2="4.8cm">
          <text:p/>
        </draw:line>
        <draw:line draw:style-name="gr5" draw:text-style-name="P1" draw:layer="layout" svg:x1="16.6cm" svg:y1="5.4cm" svg:x2="12.4cm" svg:y2="3.3cm">
          <text:p/>
        </draw:line>
        <draw:line draw:style-name="gr6" draw:text-style-name="P1" draw:layer="layout" svg:x1="15.1cm" svg:y1="1.6cm" svg:x2="15.3cm" svg:y2="18cm">
          <text:p/>
        </draw:line>
        <draw:frame draw:style-name="gr7" draw:layer="layout" svg:width="3.148cm" svg:height="0.962cm" svg:x="6.952cm" svg:y="17.238cm">
          <draw:text-box>
            <text:p>On board</text:p>
          </draw:text-box>
        </draw:frame>
        <draw:frame draw:style-name="gr7" draw:layer="layout" svg:width="2.868cm" svg:height="0.962cm" svg:x="17cm" svg:y="17.138cm">
          <draw:text-box>
            <text:p>At home</text:p>
          </draw:text-box>
        </draw:frame>
        <draw:frame draw:style-name="gr7" draw:text-style-name="P4" draw:layer="layout" svg:width="1.37cm" svg:height="0.721cm" svg:x="8.13cm" svg:y="5.5cm">
          <draw:text-box>
            <text:p><text:span text:style-name="T2">USB</text:span></text:p>
          </draw:text-box>
        </draw:frame>
        <draw:frame draw:style-name="gr7" draw:text-style-name="P4" draw:layer="layout" svg:width="1.725cm" svg:height="0.721cm" svg:x="3.675cm" svg:y="3.979cm">
          <draw:text-box>
            <text:p><text:span text:style-name="T2">NMEA</text:span></text:p>
          </draw:text-box>
        </draw:frame>
        <draw:frame draw:style-name="gr8" draw:text-style-name="P5" draw:layer="layout" svg:width="1.992cm" svg:height="0.645cm" svg:x="3.6cm" svg:y="9.1cm">
          <draw:text-box>
            <text:p><text:span text:style-name="T3">Bluetooth</text:span></text:p>
          </draw:text-box>
        </draw:frame>
        <draw:frame draw:style-name="gr9" draw:text-style-name="P4" draw:layer="layout" svg:width="2.57cm" svg:height="1.191cm" svg:x="15.43cm" svg:y="3.379cm">
          <draw:text-box>
            <text:p><text:span text:style-name="T2">Software Charts</text:span></text:p>
          </draw:text-box>
        </draw:frame>
        <draw:custom-shape draw:style-name="gr3" draw:text-style-name="P2" draw:layer="layout" svg:width="2.9cm" svg:height="1.4cm" svg:x="5.5cm" svg:y="15.3cm">
          <text:p text:style-name="P1"><text:span text:style-name="T1">Ipad</text:span></text:p>
          <text:p text:style-name="P1"><text:span text:style-name="T1">Inav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2" draw:layer="layout" svg:width="2.9cm" svg:height="1.4cm" svg:x="9.6cm" svg:y="15.4cm">
          <text:p text:style-name="P1"><text:span text:style-name="T1">Laptop</text:span></text:p>
          <text:p text:style-name="P1"><text:span text:style-name="T1">OpenCP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 draw:text-style-name="P1" draw:layer="layout" svg:x1="9.8cm" svg:y1="11.1cm" svg:x2="4.2cm" svg:y2="12.5cm">
          <text:p/>
        </draw:line>
        <draw:line draw:style-name="gr4" draw:text-style-name="P1" draw:layer="layout" svg:x1="11.1cm" svg:y1="12.4cm" svg:x2="11.1cm" svg:y2="15.4cm">
          <text:p/>
        </draw:lin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draw:stroke-dash draw:name="Fine_20_Dashed" draw:display-name="Fine Dashed" draw:style="rect" draw:dots1="1" draw:dots1-length="0.508cm" draw:dots2="1" draw:dots2-length="0.508cm" draw:distance="0.508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3-07-14T18:24:34</meta:creation-date>
    <dc:date>2013-07-22T14:34:04</dc:date>
    <meta:editing-duration>P1DT16H30M20S</meta:editing-duration>
    <meta:editing-cycles>2</meta:editing-cycles>
    <meta:generator>OpenOffice.org/3.4.1$Unix OpenOffice.org_project/341m1$Build-9593</meta:generator>
    <meta:document-statistic meta:object-count="38"/>
  </office:meta>
</office:document-meta>
</file>